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7T17:41:42.014294252</dc:date>
    <meta:editing-cycles>28</meta:editing-cycles>
    <meta:editing-duration>PT1H23M55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15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log_e z(5) 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log_e z(0) 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log_e z(1) </text:p>
              </table:table-cell>
              <table:table-cell office:value-type="float" office:value="1.4142135623731">
                <text:p>1.414213562373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log_e z(2) 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log_e z(3) </text:p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log_e z(4) </text:p>
              </table:table-cell>
              <table:table-cell office:value-type="float" office:value="-2">
                <text:p>-2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.4142135623731">
                <text:p>-1.4142135623731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